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4.3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esPPowerNode_Onderdelenlij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Hoeveelheid</text:p>
          </table:table-cell>
          <table:table-cell office:value-type="string" calcext:value-type="string">
            <text:p>Orientat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CT118F 1000: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S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78E3.3-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0,P11,P2,P3,P5,P6,P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01X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_OP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5,C10,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2u2_OP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4,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_MAIN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RTL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+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4,D6,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5,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er_3v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25_POESP1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,R2,R10,R17,R20,R21,R24,R30,R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3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,R5,R15,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6,R7,R8,R9,R11,R12,R13,R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8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8,R25,R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9,R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R 1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ER-40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-L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3023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ST33T3G_MountingTa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1,J2,J4,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1x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3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ew_Terminal_1x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7,R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L1n41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TRIAC_AAG_BTA24-600BRW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ink_HLK-PM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border="none" fo:padding="0mm" style:shadow="none" style:scale-to="10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-00-0000</text:date>, <text:time style:data-style-name="N2" text:time-value="17:14:56.46883228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Lucas </meta:printed-by>
    <meta:print-date>2018-10-18T22:10:02.216975414</meta:print-date>
    <dc:date>2018-10-20T17:16:55.963549096</dc:date>
    <dc:creator>Lucas </dc:creator>
    <meta:editing-duration>PT12M45S</meta:editing-duration>
    <meta:editing-cycles>3</meta:editing-cycles>
    <meta:generator>LibreOffice/5.2.7.2$Linux_X86_64 LibreOffice_project/20m0$Build-2</meta:generator>
    <meta:document-statistic meta:table-count="1" meta:cell-count="168" meta:object-count="0"/>
  </office:meta>
</office:document-meta>
</file>